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50000006E7BB24B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draw:style-name="Mfr1" draw:name="Image1" text:anchor-type="paragraph" svg:width="170mm" svg:height="16.6mm" draw:z-index="0"><draw:image xlink:href="Pictures/10000201000004650000006E7BB24B23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8:55:26.053764207</meta:creation-date>
    <meta:editing-duration>PT20S</meta:editing-duration>
    <meta:editing-cycles>2</meta:editing-cycles>
    <meta:generator>LibreOffice/4.4.3.2$Linux_X86_64 LibreOffice_project/40m0$Build-2</meta:generator>
    <meta:initial-creator>Leonardo Ramé</meta:initial-creator>
    <dc:date>2015-05-26T18:55:45.974567756</dc:date>
    <dc:creator>Leonardo Ramé</dc:creator>
    <meta:document-statistic meta:table-count="0" meta:image-count="1" meta:object-count="0" meta:page-count="1" meta:paragraph-count="0" meta:word-count="0" meta:character-count="0" meta:non-whitespace-character-count="0"/>
  </office:meta>
</office:document-meta>
</file>